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Open Sans&quot;" svg:font-family="'&quot;Open Sans&quot;'"/>
    <style:font-face style:name="Arial" svg:font-family="Arial"/>
    <style:font-face style:name="Arundina Sans" svg:font-family="'Arundina Sans'" style:font-family-generic="swiss" style:font-pitch="variable"/>
    <style:font-face style:name="Cambria" svg:font-family="Cambria"/>
    <style:font-face style:name="DejaVu Sans" svg:font-family="'DejaVu Sans'" style:font-family-generic="system" style:font-pitch="variable"/>
    <style:font-face style:name="FontAwesome" svg:font-family="FontAwesom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6.711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0.8866in"/>
    </style:style>
    <style:style style:name="co7" style:family="table-column">
      <style:table-column-properties fo:break-before="auto" style:column-width="2.2299in"/>
    </style:style>
    <style:style style:name="co8" style:family="table-column">
      <style:table-column-properties fo:break-before="auto" style:column-width="0.839in"/>
    </style:style>
    <style:style style:name="co9" style:family="table-column">
      <style:table-column-properties fo:break-before="auto" style:column-width="0.9862in"/>
    </style:style>
    <style:style style:name="co10" style:family="table-column">
      <style:table-column-properties fo:break-before="auto" style:column-width="0.6744in"/>
    </style:style>
    <style:style style:name="co11" style:family="table-column">
      <style:table-column-properties fo:break-before="auto" style:column-width="0.7827in"/>
    </style:style>
    <style:style style:name="co12" style:family="table-column">
      <style:table-column-properties fo:break-before="auto" style:column-width="0.97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244in" fo:break-before="auto" style:use-optimal-row-height="fals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7354in" fo:break-before="auto" style:use-optimal-row-height="true"/>
    </style:style>
    <style:style style:name="ro6" style:family="table-row">
      <style:table-row-properties style:row-height="0.4972in" fo:break-before="auto" style:use-optimal-row-height="true"/>
    </style:style>
    <style:style style:name="ro7" style:family="table-row">
      <style:table-row-properties style:row-height="0.27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1" style:family="table-cell" style:parent-style-name="Default">
      <style:text-properties style:font-name="Arundina Sans" fo:font-size="10pt" style:font-size-asian="10pt" style:font-size-complex="10pt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undina Sans" fo:font-size="10pt" style:font-size-asian="10pt" style:font-size-complex="10pt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ext-properties style:font-name="Arundina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ackground-color="#ffffff" style:rotation-align="none"/>
      <style:text-properties fo:color="#facd4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49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16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 style:data-style-name="N161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ext-properties style:font-name="Arundina Sans" fo:font-size="10pt" style:text-underline-style="none" style:font-size-asian="10pt" style:font-size-complex="10pt"/>
    </style:style>
    <style:style style:name="ce57" style:family="table-cell" style:parent-style-name="Default">
      <style:text-properties style:font-name="Arundina Sans"/>
    </style:style>
    <style:style style:name="ce58" style:family="table-cell" style:parent-style-name="Default">
      <style:table-cell-properties style:vertical-align="top"/>
      <style:text-properties style:font-name="Arundina Sans" fo:font-weight="bold" style:font-weight-asian="bold" style:font-weight-complex="bold"/>
    </style:style>
    <style:style style:name="ce59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wrap-option="wrap"/>
      <style:text-properties style:text-underline-style="none"/>
    </style:style>
    <style:style style:name="ce26" style:family="table-cell" style:parent-style-name="Default">
      <style:table-cell-properties fo:wrap-option="wrap"/>
    </style:style>
    <style:style style:name="ce62" style:family="table-cell" style:parent-style-name="Default">
      <style:table-cell-properties fo:wrap-option="wrap"/>
      <style:text-properties style:font-name="Arundina Sans" fo:font-size="10pt" style:text-underline-style="none" style:font-size-asian="10pt" style:font-size-complex="10pt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undin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rotation-align="none" style:vertical-align="top"/>
      <style:text-properties fo:color="#000000" style:text-outline="false" style:text-line-through-style="none" style:text-line-through-type="none" style:font-name="Arundina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vertical-align="top"/>
      <style:text-properties style:font-name="Arundina Sans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Sec Docs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56"/>
        <table:table-column table:style-name="co8" table:default-cell-style-name="ce57"/>
        <table:table-column table:style-name="co8" table:default-cell-style-name="ce62"/>
        <table:table-column table:style-name="co9" table:default-cell-style-name="ce62"/>
        <table:table-column table:style-name="co10" table:number-columns-repeated="2" table:default-cell-style-name="ce62"/>
        <table:table-column table:style-name="co11" table:default-cell-style-name="ce62"/>
        <table:table-column table:style-name="co10" table:number-columns-repeated="2" table:default-cell-style-name="ce62"/>
        <table:table-column table:style-name="co12" table:number-columns-repeated="16369" table:default-cell-style-name="ce31"/>
        <table:table-row table:style-name="ro1">
          <table:table-cell/>
          <table:table-cell table:style-name="ce34" office:value-type="string" calcext:value-type="string">
            <text:p>Spaces to _</text:p>
          </table:table-cell>
          <table:table-cell table:style-name="ce37" office:value-type="string" calcext:value-type="string">
            <text:p>Paste</text:p>
          </table:table-cell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>
          <table:table-cell/>
          <table:table-cell table:style-name="ce35" table:formula="of:=SUBSTITUTE([.C2]; &quot; &quot;; &quot;_&quot;)" office:value-type="string" office:string-value="NIST_SP_800-226" calcext:value-type="string">
            <text:p>NIST_SP_800-226</text:p>
          </table:table-cell>
          <table:table-cell office:value-type="string" calcext:value-type="string">
            <text:p>NIST SP 800-226</text:p>
          </table:table-cell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>
          <table:table-cell table:style-name="ce32" table:formula="of:=SUBSTITUTE([.B3]; &quot; &quot;; &quot;_&quot;)">
            <text:p/>
          </table:table-cell>
          <table:table-cell table:style-name="ce35"/>
          <table:table-cell table:style-name="ce38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2">
          <table:table-cell table:style-name="ce33" table:formula="of:=COUNTA([.B5:.B205])" office:value-type="float" office:value="81" calcext:value-type="float">
            <text:p>81</text:p>
          </table:table-cell>
          <table:table-cell table:style-name="ce34" office:value-type="string" calcext:value-type="string">
            <text:p>DocID</text:p>
          </table:table-cell>
          <table:table-cell table:style-name="ce39" office:value-type="string" calcext:value-type="string">
            <text:p>Title</text:p>
          </table:table-cell>
          <table:table-cell table:style-name="ce34" office:value-type="string" calcext:value-type="string">
            <text:p>Publisher</text:p>
          </table:table-cell>
          <table:table-cell table:style-name="ce44" office:value-type="string" calcext:value-type="string">
            <text:p>Version</text:p>
          </table:table-cell>
          <table:table-cell table:style-name="ce49" office:value-type="string" calcext:value-type="string">
            <text:p>Date</text:p>
          </table:table-cell>
          <table:table-cell table:style-name="ce34" office:value-type="string" calcext:value-type="string">
            <text:p>License</text:p>
          </table:table-cell>
          <table:table-cell table:style-name="ce58" office:value-type="string" calcext:value-type="string">
            <text:p>Tags</text:p>
          </table:table-cell>
          <table:table-cell table:style-name="ce39" office:value-type="string" calcext:value-type="string">
            <text:p>Website</text:p>
          </table:table-cell>
          <table:table-cell table:style-name="ce39" office:value-type="string" calcext:value-type="string">
            <text:p>Downloads</text:p>
          </table:table-cell>
          <table:table-cell table:style-name="ce39" office:value-type="string" calcext:value-type="string">
            <text:p>PDF</text:p>
          </table:table-cell>
          <table:table-cell table:style-name="ce39" office:value-type="string" calcext:value-type="string">
            <text:p>CSV</text:p>
          </table:table-cell>
          <table:table-cell table:style-name="ce39" office:value-type="string" calcext:value-type="string">
            <text:p>DOCX</text:p>
          </table:table-cell>
          <table:table-cell table:style-name="ce39" office:value-type="string" calcext:value-type="string">
            <text:p>XLSX</text:p>
          </table:table-cell>
          <table:table-cell table:style-name="ce39" office:value-type="string" calcext:value-type="string">
            <text:p>Git</text:p>
          </table:table-cell>
          <table:table-cell table:style-name="ce65" table:number-columns-repeated="15"/>
          <table:table-cell table:style-name="ce66" table:number-columns-repeated="16354"/>
        </table:table-row>
        <table:table-row table:style-name="ro3">
          <table:table-cell/>
          <table:table-cell table:style-name="ce35" office:value-type="string" calcext:value-type="string">
            <text:p>BIL_40126_2023-01_HIGH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HIGH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High%20Risk.docx" xlink:type="simple">https://www.energy.gov/sites/default/files/2023-05/EXEC-2022-008113%20-%20Cybersecurity%20Plan%20Templates_High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BIL_40126_2023-01_LOW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LOW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Low%20Risk.docx" xlink:type="simple">https://www.energy.gov/sites/default/files/2023-05/EXEC-2022-008113%20-%20Cybersecurity%20Plan%20Templates_Low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BIL_40126_2023-01_MED</text:p>
          </table:table-cell>
          <table:table-cell table:style-name="ce40" office:value-type="string" calcext:value-type="string">
            <text:p>BIL 40126 System Security Plan (SSP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023-01_MED</text:p>
          </table:table-cell>
          <table:table-cell table:style-name="ce47" office:value-type="date" office:date-value="2023-01-01" calcext:value-type="date">
            <text:p>2023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55" office:value-type="string" calcext:value-type="string">
            <text:p><text:a xlink:href="https://www.energy.gov/ceser/bipartisan-infrastructure-law-implementation" xlink:type="simple">https://www.energy.gov/ceser/bipartisan-infrastructure-law-implementation</text:a></text:p>
          </table:table-cell>
          <table:table-cell table:style-name="ce55"/>
          <table:table-cell table:style-name="ce40" table:number-columns-repeated="2"/>
          <table:table-cell table:style-name="ce55" office:value-type="string" calcext:value-type="string">
            <text:p><text:a xlink:href="https://www.energy.gov/sites/default/files/2023-05/EXEC-2022-008113%20-%20Cybersecurity%20Plan%20Templates_Medium%20Risk.docx" xlink:type="simple">https://www.energy.gov/sites/default/files/2023-05/EXEC-2022-008113%20-%20Cybersecurity%20Plan%20Templates_Medium%20Risk.docx</text:a></text:p>
          </table:table-cell>
          <table:table-cell table:style-name="ce40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2M2_2.1</text:p>
          </table:table-cell>
          <table:table-cell table:style-name="ce40" office:value-type="string" calcext:value-type="string">
            <text:p>Cybersecurity Capability Maturity Model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2.1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www.energy.gov/ceser/cybersecurity-capability-maturity-model-c2m2" xlink:type="simple">https://www.energy.gov/ceser/cybersecurity-capability-maturity-model-c2m2</text:a></text:p>
          </table:table-cell>
          <table:table-cell table:style-name="ce55"/>
          <table:table-cell table:style-name="ce55" office:value-type="string" calcext:value-type="string">
            <text:p><text:a xlink:href="https://www.energy.gov/sites/default/files/2022-06/C2M2%20Version%202.1%20June%202022.pdf" xlink:type="simple">https://www.energy.gov/sites/default/files/2022-06/C2M2%20Version%202.1%20June%20202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2M2_TO_NIST_FW_MAP</text:p>
          </table:table-cell>
          <table:table-cell table:style-name="ce40" office:value-type="string" calcext:value-type="string">
            <text:p>Cybersecurity Capability Maturity Model to NIST Cybersecurity Framework Mapping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23-0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www.nccoe.nist.gov/news-insights/cybersecurity-capability-maturity-model-nist-cybersecurity-framework-mapping" xlink:type="simple">https://www.nccoe.nist.gov/news-insights/cybersecurity-capability-maturity-model-nist-cybersecurity-framework-mapping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MMC_V2.0</text:p>
          </table:table-cell>
          <table:table-cell table:style-name="ce40" office:value-type="string" calcext:value-type="string">
            <text:p>Cybersecurity Maturity Model Certification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Model/" xlink:type="simple">https://dodcio.defense.gov/CMMC/Model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ModelOverview_V2.0_FINAL2_20211202_508.pdf" xlink:type="simple">https://dodcio.defense.gov/Portals/0/Documents/CMMC/ModelOverview_V2.0_FINAL2_20211202_508.pdf</text:a></text:p>
          </table:table-cell>
          <table:table-cell table:style-name="ce40" table:number-columns-repeated="2"/>
          <table:table-cell table:style-name="ce55" office:value-type="string" calcext:value-type="string">
            <text:p><text:a xlink:href="https://dodcio.defense.gov/Portals/0/Documents/CMMC/CMMCModel_V2_Mapping.xlsx" xlink:type="simple">https://dodcio.defense.gov/Portals/0/Documents/CMMC/CMMCModel_V2_Mapping.xlsx</text:a></text:p>
          </table:table-cell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MMC_V2.0_L1</text:p>
          </table:table-cell>
          <table:table-cell table:style-name="ce40" office:value-type="string" calcext:value-type="string">
            <text:p>Cybersecurity Maturity Model Certification - Level 1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Documentation/" xlink:type="simple">https://dodcio.defense.gov/CMMC/Documentation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AG_Level1_V2.0_FinalDraft_20211210_508.pdf" xlink:type="simple">https://dodcio.defense.gov/Portals/0/Documents/CMMC/AG_Level1_V2.0_FinalDraft_20211210_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MMC_V2.0_L2</text:p>
          </table:table-cell>
          <table:table-cell table:style-name="ce40" office:value-type="string" calcext:value-type="string">
            <text:p>Cybersecurity Maturity Model Certification - Level 2</text:p>
          </table:table-cell>
          <table:table-cell table:style-name="ce35" office:value-type="string" calcext:value-type="string">
            <text:p><text:a xlink:href="https://dodcio.defense.gov/" xlink:type="simple">DOD</text:a></text:p>
          </table:table-cell>
          <table:table-cell table:style-name="ce43" office:value-type="string" calcext:value-type="string">
            <text:p>2.0</text:p>
          </table:table-cell>
          <table:table-cell table:style-name="ce50" office:value-type="date" office:date-value="2021-12-01" calcext:value-type="date">
            <text:p>202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MM</text:p>
          </table:table-cell>
          <table:table-cell table:style-name="ce55" office:value-type="string" calcext:value-type="string">
            <text:p><text:a xlink:href="https://dodcio.defense.gov/CMMC/Documentation/" xlink:type="simple">https://dodcio.defense.gov/CMMC/Documentation/</text:a></text:p>
          </table:table-cell>
          <table:table-cell table:style-name="ce55"/>
          <table:table-cell table:style-name="ce55" office:value-type="string" calcext:value-type="string">
            <text:p><text:a xlink:href="https://dodcio.defense.gov/Portals/0/Documents/CMMC/AG_Level2_MasterV2.0_FINAL_202112016_508.pdf" xlink:type="simple">https://dodcio.defense.gov/Portals/0/Documents/CMMC/AG_Level2_MasterV2.0_FINAL_202112016_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ERC_RS</text:p>
          </table:table-cell>
          <table:table-cell table:style-name="ce40" office:value-type="string" calcext:value-type="string">
            <text:p>US Reliability Standards</text:p>
          </table:table-cell>
          <table:table-cell table:style-name="ce35" office:value-type="string" calcext:value-type="string">
            <text:p><text:a xlink:href="https://www.nerc.com/" xlink:type="simple">NERC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erc.com/pa/Stand/Pages/USRelStand.aspx" xlink:type="simple">https://www.nerc.com/pa/Stand/Pages/USRelStand.aspx</text:a></text:p>
          </table:table-cell>
          <table:table-cell table:style-name="ce55" office:value-type="string" calcext:value-type="string">
            <text:p><text:a xlink:href="https://www.nerc.com/pa/Stand/Pages/ReliabilityStandards.aspx" xlink:type="simple">https://www.nerc.com/pa/Stand/Pages/ReliabilityStandards.aspx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CSF_V1.1</text:p>
          </table:table-cell>
          <table:table-cell table:style-name="ce40" office:value-type="string" calcext:value-type="string">
            <text:p>NIST Cybersecurity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v1.1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nist.gov/cyberframework/framework" xlink:type="simple">https://www.nist.gov/cyberframework/framework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CSWP/NIST.CSWP.04162018.pdf" xlink:type="simple">https://nvlpubs.nist.gov/nistpubs/CSWP/NIST.CSWP.04162018.pdf</text:a></text:p>
          </table:table-cell>
          <table:table-cell table:style-name="ce40" table:number-columns-repeated="2"/>
          <table:table-cell table:style-name="ce55" office:value-type="string" calcext:value-type="string">
            <text:p><text:a xlink:href="https://www.nist.gov/document/2018-04-16frameworkv11core1xlsx" xlink:type="simple">https://www.nist.gov/document/2018-04-16frameworkv11core1xlsx</text:a></text:p>
          </table:table-cell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FIPS_199</text:p>
          </table:table-cell>
          <table:table-cell table:style-name="ce40" office:value-type="string" calcext:value-type="string">
            <text:p>Standards for Security Categorization of Federal Information and Information System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04-0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fips/199/final" xlink:type="simple">https://csrc.nist.gov/pubs/fips/199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FIPS/NIST.FIPS.199.pdf" xlink:type="simple">https://nvlpubs.nist.gov/nistpubs/FIPS/NIST.FIPS.199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FIPS_200</text:p>
          </table:table-cell>
          <table:table-cell table:style-name="ce40" office:value-type="string" calcext:value-type="string">
            <text:p>Minimum Security Requirements for Federal Information and Information System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3" office:value-type="string" calcext:value-type="string">
            <text:p>2006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fips/200/final" xlink:type="simple">https://csrc.nist.gov/pubs/fips/200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FIPS/NIST.FIPS.200.pdf" xlink:type="simple">https://nvlpubs.nist.gov/nistpubs/FIPS/NIST.FIPS.200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IR_7628_R1</text:p>
          </table:table-cell>
          <table:table-cell table:style-name="ce40" office:value-type="string" calcext:value-type="string">
            <text:p>Guidelines for Smart Grid Cybersecurity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GL</text:p>
          </table:table-cell>
          <table:table-cell table:style-name="ce55" office:value-type="string" calcext:value-type="string">
            <text:p><text:a xlink:href="https://csrc.nist.gov/pubs/ir/7628/r1/final" xlink:type="simple">https://csrc.nist.gov/pubs/ir/7628/r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ir/2014/NIST.IR.7628r1.pdf" xlink:type="simple">https://nvlpubs.nist.gov/nistpubs/ir/2014/NIST.IR.7628r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6" office:value-type="string" calcext:value-type="string">
            <text:p>NIST_PUBS</text:p>
          </table:table-cell>
          <table:table-cell table:style-name="ce41" office:value-type="string" calcext:value-type="string">
            <text:p>NIST Publications</text:p>
          </table:table-cell>
          <table:table-cell table:style-name="ce41" office:value-type="string" calcext:value-type="string">
            <text:p><text:a xlink:href="https://www.nist.gov/" xlink:type="simple">NIST</text:a></text:p>
          </table:table-cell>
          <table:table-cell table:style-name="ce45"/>
          <table:table-cell table:style-name="ce51"/>
          <table:table-cell table:style-name="ce54" office:value-type="string" calcext:value-type="string">
            <text:p><text:a xlink:href="https://en.wikipedia.org/wiki/Public_domain" xlink:type="simple">PD</text:a></text:p>
          </table:table-cell>
          <table:table-cell table:style-name="ce45" office:value-type="string" calcext:value-type="string">
            <text:p>REF</text:p>
          </table:table-cell>
          <table:table-cell table:style-name="ce59" office:value-type="string" calcext:value-type="string">
            <text:p><text:a xlink:href="https://csrc.nist.gov/publications" xlink:type="simple">https://csrc.nist.gov/publications</text:a></text:p>
          </table:table-cell>
          <table:table-cell table:style-name="ce59"/>
          <table:table-cell table:style-name="ce41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SGRIP</text:p>
          </table:table-cell>
          <table:table-cell table:style-name="ce40" office:value-type="string" calcext:value-type="string">
            <text:p>Smart Grid Interoperability Panel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12-06-18" calcext:value-type="date">
            <text:p>2012-06-1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programs-projects/smart-grid-national-coordination/smart-grid-interoperability-panel-sgip" xlink:type="simple">https://www.nist.gov/programs-projects/smart-grid-national-coordination/smart-grid-interoperability-panel-sgip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SP_1800-5</text:p>
          </table:table-cell>
          <table:table-cell table:style-name="ce40" office:value-type="string" calcext:value-type="string">
            <text:p>IT Asset Management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18-09-01" calcext:value-type="date">
            <text:p>2018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TAM</text:p>
          </table:table-cell>
          <table:table-cell table:style-name="ce55" office:value-type="string" calcext:value-type="string">
            <text:p><text:a xlink:href="https://csrc.nist.gov/pubs/sp/1800/5/final" xlink:type="simple">https://csrc.nist.gov/pubs/sp/1800/5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1800-5.pdf" xlink:type="simple">https://nvlpubs.nist.gov/nistpubs/SpecialPublications/NIST.SP.1800-5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SP_800-16</text:p>
          </table:table-cell>
          <table:table-cell table:style-name="ce40" office:value-type="string" calcext:value-type="string">
            <text:p>Information Technology Security Training Requirements: a Role- and Performance-Based Model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1998-04-01" calcext:value-type="date">
            <text:p>1998-04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6/final" xlink:type="simple">https://csrc.nist.gov/pubs/sp/800/16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16.pdf" xlink:type="simple">https://nvlpubs.nist.gov/nistpubs/Legacy/SP/nistspecialpublication800-16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SP_800-171_R2</text:p>
          </table:table-cell>
          <table:table-cell table:style-name="ce40" office:value-type="string" calcext:value-type="string">
            <text:p>Protecting Controlled Unclassified Information in Nonfederal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2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1/r2/upd1/final" xlink:type="simple">https://csrc.nist.gov/pubs/sp/800/171/r2/upd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1r2.pdf" xlink:type="simple">https://nvlpubs.nist.gov/nistpubs/SpecialPublications/NIST.SP.800-171r2.pdf</text:a></text:p>
          </table:table-cell>
          <table:table-cell table:style-name="ce55" office:value-type="string" calcext:value-type="string">
            <text:p><text:a xlink:href="https://csrc.nist.gov/files/pubs/sp/800/171/r2/upd1/final/docs/sp800-171r2-security-reqs.csv" xlink:type="simple">https://csrc.nist.gov/files/pubs/sp/800/171/r2/upd1/final/docs/sp800-171r2-security-reqs.csv</text:a></text:p>
          </table:table-cell>
          <table:table-cell table:style-name="ce40" table:number-columns-repeated="2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SP_800-171_R3</text:p>
          </table:table-cell>
          <table:table-cell table:style-name="ce40" office:value-type="string" calcext:value-type="string">
            <text:p>Protecting Controlled Unclassified Information in Nonfederal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3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1/r3/ipd" xlink:type="simple">https://csrc.nist.gov/pubs/sp/800/171/r3/ipd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1r3.ipd.pdf" xlink:type="simple">https://nvlpubs.nist.gov/nistpubs/SpecialPublications/NIST.SP.800-171r3.ipd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IST_SP_800-172</text:p>
          </table:table-cell>
          <table:table-cell table:style-name="ce40" office:value-type="string" calcext:value-type="string">
            <text:p>Enhanced Security Requirements for Protecting Controlled Unclassified Information: A Supplement to NIST Special Publication 800-171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21-02-01" calcext:value-type="date">
            <text:p>2021-0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72/Final" xlink:type="simple">https://csrc.nist.gov/Pubs/sp/800/172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72.pdf" xlink:type="simple">https://nvlpubs.nist.gov/nistpubs/SpecialPublications/NIST.SP.800-172.pdf</text:a></text:p>
          </table:table-cell>
          <table:table-cell table:style-name="ce55" office:value-type="string" calcext:value-type="string">
            <text:p><text:a xlink:href="https://csrc.nist.gov/files/pubs/sp/800/172/final/docs/sp800-172-enhanced-security-reqs.csv" xlink:type="simple">https://csrc.nist.gov/files/pubs/sp/800/172/final/docs/sp800-172-enhanced-security-reqs.csv</text:a></text:p>
          </table:table-cell>
          <table:table-cell table:style-name="ce40"/>
          <table:table-cell table:style-name="ce55" office:value-type="string" calcext:value-type="string">
            <text:p><text:a xlink:href="https://csrc.nist.gov/files/pubs/sp/800/172/final/docs/sp800-172-enhanced-security-reqs.xlsx" xlink:type="simple">https://csrc.nist.gov/files/pubs/sp/800/172/final/docs/sp800-172-enhanced-security-reqs.xlsx</text:a></text:p>
          </table:table-cell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IST_SP_800-181_R1</text:p>
          </table:table-cell>
          <table:table-cell table:style-name="ce40" office:value-type="string" calcext:value-type="string">
            <text:p>Workforce Framework for Cybersecurity (NICE Framework)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50" office:value-type="date" office:date-value="2020-11-01" calcext:value-type="date">
            <text:p>2020-1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81/r1/final" xlink:type="simple">https://csrc.nist.gov/pubs/sp/800/181/r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181r1.pdf" xlink:type="simple">https://nvlpubs.nist.gov/nistpubs/SpecialPublications/NIST.SP.800-181r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IST_SP_800-207</text:p>
          </table:table-cell>
          <table:table-cell table:style-name="ce40" office:value-type="string" calcext:value-type="string">
            <text:p>Zero Trust Architectur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7" office:value-type="date" office:date-value="2020-08-01" calcext:value-type="date">
            <text:p>2020-0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207/final" xlink:type="simple">https://csrc.nist.gov/pubs/sp/800/207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207.pdf" xlink:type="simple">https://nvlpubs.nist.gov/nistpubs/SpecialPublications/NIST.SP.800-207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IST_SP_800-50</text:p>
          </table:table-cell>
          <table:table-cell table:style-name="ce40" office:value-type="string" calcext:value-type="string">
            <text:p>Building an Information Technology Security Awareness and Training Program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1</text:p>
          </table:table-cell>
          <table:table-cell table:style-name="ce50" office:value-type="date" office:date-value="2003-10-01" calcext:value-type="date">
            <text:p>2003-10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0/final" xlink:type="simple">https://csrc.nist.gov/pubs/sp/800/50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50.pdf" xlink:type="simple">https://nvlpubs.nist.gov/nistpubs/Legacy/SP/nistspecialpublication800-50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IST_SP_800-53_R5</text:p>
            <text:p/>
          </table:table-cell>
          <table:table-cell table:style-name="ce40" office:value-type="string" calcext:value-type="string">
            <text:p>Security and Privacy Controls for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nvlpubs.nist.gov/nistpubs/SpecialPublications/NIST.SP.800-53r5.pdf" xlink:type="simple">https://nvlpubs.nist.gov/nistpubs/SpecialPublications/NIST.SP.800-53r5.pdf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IST_SP_800-53A_R5</text:p>
            <text:p/>
          </table:table-cell>
          <table:table-cell table:style-name="ce40" office:value-type="string" calcext:value-type="string">
            <text:p>Assessing Security and Privacy Controls in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3/a/r5/final" xlink:type="simple">https://csrc.nist.gov/pubs/sp/800/53/a/r5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53Ar5.pdf" xlink:type="simple">https://nvlpubs.nist.gov/nistpubs/SpecialPublications/NIST.SP.800-53Ar5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IST_SP_800-53B_R5</text:p>
            <text:p/>
          </table:table-cell>
          <table:table-cell table:style-name="ce40" office:value-type="string" calcext:value-type="string">
            <text:p>Control Baselines for Information Systems and Organization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5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53/b/upd1/final" xlink:type="simple">https://csrc.nist.gov/pubs/sp/800/53/b/upd1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53B.pdf" xlink:type="simple">https://nvlpubs.nist.gov/nistpubs/SpecialPublications/NIST.SP.800-53B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NIST_SP_800-82_R3</text:p>
          </table:table-cell>
          <table:table-cell table:style-name="ce40" office:value-type="string" calcext:value-type="string">
            <text:p>Guide to Operational Technology (OT) Security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R3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82/r3/final" xlink:type="simple">https://csrc.nist.gov/pubs/sp/800/82/r3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82r3.pdf" xlink:type="simple">https://nvlpubs.nist.gov/nistpubs/SpecialPublications/NIST.SP.800-82r3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4">
          <table:table-cell/>
          <table:table-cell table:style-name="ce35" office:value-type="string" calcext:value-type="string">
            <text:p>OCED_CPG_1.0</text:p>
          </table:table-cell>
          <table:table-cell table:style-name="ce40" office:value-type="string" calcext:value-type="string">
            <text:p>OCED Cybersecurity Plan Guidance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 office:value-type="string" calcext:value-type="string">
            <text:p>1.0</text:p>
          </table:table-cell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energy.gov/sites/default/files/2023-06/OCED%20Cybersecurity%20Plan%20Guidance.pdf" xlink:type="simple">https://www.energy.gov/sites/default/files/2023-06/OCED%20Cybersecurity%20Plan%20Guidance.pdf</text:a></text:p>
          </table:table-cell>
          <table:table-cell table:style-name="ce55"/>
          <table:table-cell table:style-name="ce55" office:value-type="string" calcext:value-type="string">
            <text:p><text:a xlink:href="https://www.energy.gov/sites/default/files/2023-06/OCED%20Cybersecurity%20Plan%20Guidance.pdf" xlink:type="simple">https://www.energy.gov/sites/default/files/2023-06/OCED%20Cybersecurity%20Plan%20Guidance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TRUSTED-CI_FW_V1.0</text:p>
          </table:table-cell>
          <table:table-cell table:style-name="ce40" office:value-type="string" calcext:value-type="string">
            <text:p>Trusted CI Framework</text:p>
          </table:table-cell>
          <table:table-cell table:style-name="ce35" office:value-type="string" calcext:value-type="string">
            <text:p><text:a xlink:href="https://www.trustedci.org/" xlink:type="simple">TRUSTED-CI</text:a></text:p>
          </table:table-cell>
          <table:table-cell table:style-name="ce43" office:value-type="string" calcext:value-type="string">
            <text:p>v1.0</text:p>
          </table:table-cell>
          <table:table-cell table:style-name="ce52"/>
          <table:table-cell table:style-name="ce55" office:value-type="string" calcext:value-type="string">
            <text:p><text:a xlink:href="https://creativecommons.org/licenses/by-nc/3.0/" xlink:type="simple">CC BY­NC 3.0</text:a></text:p>
          </table:table-cell>
          <table:table-cell office:value-type="string" calcext:value-type="string">
            <text:p>FW</text:p>
          </table:table-cell>
          <table:table-cell table:style-name="ce55" office:value-type="string" calcext:value-type="string">
            <text:p><text:a xlink:href="https://www.trustedci.org/framework/core" xlink:type="simple">https://www.trustedci.org/framework/core</text:a></text:p>
          </table:table-cell>
          <table:table-cell table:style-name="ce55"/>
          <table:table-cell table:style-name="ce55" office:value-type="string" calcext:value-type="string">
            <text:p><text:a xlink:href="https://zenodo.org/record/4562447/files/The%20Trusted%20CI%20Framework%20Implementation%20Guide%20v1.0.pdf?download=1" xlink:type="simple">https://zenodo.org/record/4562447/files/The%20Trusted%20CI%20Framework%20Implementation%20Guide%20v1.0.pdf?download=1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AI</text:p>
          </table:table-cell>
          <table:table-cell table:style-name="ce40" office:value-type="string" calcext:value-type="string">
            <text:p>NIST ARTIFICIAL INTELLIGENC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artificial-intelligence" xlink:type="simple">https://www.nist.gov/artificial-intelligence</text:a></text:p>
          </table:table-cell>
          <table:table-cell table:style-name="ce55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AI_RMF_D2</text:p>
          </table:table-cell>
          <table:table-cell table:style-name="ce42" office:value-type="string" calcext:value-type="string">
            <text:p>Artificial Intelligence Risk Management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DRAFT2</text:p>
          </table:table-cell>
          <table:table-cell table:style-name="ce46" office:value-type="date" office:date-value="2022-08-18" calcext:value-type="date">
            <text:p>2022-08-1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nist.gov/itl/ai-risk-management-framework" xlink:type="simple">https://www.nist.gov/itl/ai-risk-management-framework</text:a></text:p>
          </table:table-cell>
          <table:table-cell table:style-name="ce55"/>
          <table:table-cell table:style-name="ce55" office:value-type="string" calcext:value-type="string">
            <text:p><text:a xlink:href="https://www.nist.gov/system/files/documents/2022/08/18/AI_RMF_2nd_draft.pdf" xlink:type="simple">https://www.nist.gov/system/files/documents/2022/08/18/AI_RMF_2nd_draft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AI_RMF_1.0</text:p>
          </table:table-cell>
          <table:table-cell table:style-name="ce42" office:value-type="string" calcext:value-type="string">
            <text:p>Artificial Intelligence Risk Management Framework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1.0</text:p>
          </table:table-cell>
          <table:table-cell table:style-name="ce46" office:value-type="date" office:date-value="2023-01-26" calcext:value-type="date">
            <text:p>2023-01-2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nvlpubs.nist.gov/nistpubs/ai/NIST.AI.100-1.pdf" xlink:type="simple">https://nvlpubs.nist.gov/nistpubs/ai/NIST.AI.100-1.pdf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ai/NIST.AI.100-1.pdf" xlink:type="simple">https://nvlpubs.nist.gov/nistpubs/ai/NIST.AI.100-1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WH_NCS_2023-03</text:p>
          </table:table-cell>
          <table:table-cell table:style-name="ce40" office:value-type="string" calcext:value-type="string">
            <text:p>NATIONAL CYBERSECURITY STRATEGY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7" office:value-type="date" office:date-value="2023-03-01" calcext:value-type="date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wp-content/uploads/2023/03/National-Cybersecurity-Strategy-2023.pdf" xlink:type="simple">https://www.whitehouse.gov/wp-content/uploads/2023/03/National-Cybersecurity-Strategy-2023.pdf</text:a></text:p>
          </table:table-cell>
          <table:table-cell table:style-name="ce55"/>
          <table:table-cell table:style-name="ce55" office:value-type="string" calcext:value-type="string">
            <text:p><text:a xlink:href="https://www.whitehouse.gov/wp-content/uploads/2023/03/National-Cybersecurity-Strategy-2023.pdf" xlink:type="simple">https://www.whitehouse.gov/wp-content/uploads/2023/03/National-Cybersecurity-Strategy-2023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WH_NCS_MEMO_2023-03</text:p>
          </table:table-cell>
          <table:table-cell table:style-name="ce40" office:value-type="string" calcext:value-type="string">
            <text:p>FACT SHEET: Biden-⁠Harris Administration Announces National Cybersecurity Strategy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7" office:value-type="date" office:date-value="2023-03-01" calcext:value-type="date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briefing-room/statements-releases/2023/03/02/fact-sheet-biden-harris-administration-announces-national-cybersecurity-strategy/" xlink:type="simple">https://www.whitehouse.gov/briefing-room/statements-releases/2023/03/02/fact-sheet-biden-harris-administration-announces-national-cybersecurity-strategy/</text:a></text:p>
          </table:table-cell>
          <table:table-cell table:style-name="ce55"/>
          <table:table-cell table:style-name="ce55" office:value-type="string" calcext:value-type="string">
            <text:p><text:a xlink:href="https://www.whitehouse.gov/briefing-room/statements-releases/2023/03/02/fact-sheet-biden-harris-administration-announces-national-cybersecurity-strategy/" xlink:type="simple">https://www.whitehouse.gov/briefing-room/statements-releases/2023/03/02/fact-sheet-biden-harris-administration-announces-national-cybersecurity-strategy/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5">
          <table:table-cell/>
          <table:table-cell table:style-name="ce35" office:value-type="string" calcext:value-type="string">
            <text:p>WH_NSPM-33</text:p>
          </table:table-cell>
          <table:table-cell table:style-name="ce40" office:value-type="string" calcext:value-type="string">
            <text:p>GUIDANCE FOR IMPLEMENTING NATIONAL SECURITY PRESIDENTIAL MEMORANDUM 33 (NSPM-33) ON NATIONAL SECURITY STRATEGY FOR UNITED STATES GOVERNMENT-SUPPORTED RESEARCH AND DEVELOPMENT</text:p>
          </table:table-cell>
          <table:table-cell table:style-name="ce35" office:value-type="string" calcext:value-type="string">
            <text:p><text:a xlink:href="https://www.whitehouse.gov/" xlink:type="simple">WH</text:a></text:p>
          </table:table-cell>
          <table:table-cell table:number-columns-repeated="2" table:style-name="ce43" office:value-type="string" calcext:value-type="string">
            <text:p>2022-0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www.whitehouse.gov/wp-content/uploads/2022/01/010422-NSPM-33-Implementation-Guidance.pdf" xlink:type="simple">https://www.whitehouse.gov/wp-content/uploads/2022/01/010422-NSPM-33-Implementation-Guidance.pdf</text:a></text:p>
          </table:table-cell>
          <table:table-cell table:style-name="ce55"/>
          <table:table-cell table:style-name="ce55" office:value-type="string" calcext:value-type="string">
            <text:p><text:a xlink:href="https://www.whitehouse.gov/wp-content/uploads/2022/01/010422-NSPM-33-Implementation-Guidance.pdf" xlink:type="simple">https://www.whitehouse.gov/wp-content/uploads/2022/01/010422-NSPM-33-Implementation-Guidance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SP_800-122</text:p>
          </table:table-cell>
          <table:table-cell table:style-name="ce40" office:value-type="string" calcext:value-type="string">
            <text:p>Guide to Protecting the Confidentiality of Personally Identifiable Information (PII)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10-04-06" calcext:value-type="date">
            <text:p>2010-04-06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122/final" xlink:type="simple">https://csrc.nist.gov/pubs/sp/800/122/final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Legacy/SP/nistspecialpublication800-122.pdf" xlink:type="simple">https://nvlpubs.nist.gov/nistpubs/Legacy/SP/nistspecialpublication800-122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SP_800-226</text:p>
          </table:table-cell>
          <table:table-cell table:style-name="ce40" office:value-type="string" calcext:value-type="string">
            <text:p>Guidelines for Evaluating Differential Privacy Guarantees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style-name="ce43" office:value-type="string" calcext:value-type="string">
            <text:p>INITIAL_DRAFT</text:p>
          </table:table-cell>
          <table:table-cell table:style-name="ce46" office:value-type="date" office:date-value="2023-11-12" calcext:value-type="date">
            <text:p>2023-11-1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55" office:value-type="string" calcext:value-type="string">
            <text:p><text:a xlink:href="https://csrc.nist.gov/pubs/sp/800/226/ipd" xlink:type="simple">https://csrc.nist.gov/pubs/sp/800/226/ipd</text:a></text:p>
          </table:table-cell>
          <table:table-cell table:style-name="ce55"/>
          <table:table-cell table:style-name="ce55" office:value-type="string" calcext:value-type="string">
            <text:p><text:a xlink:href="https://nvlpubs.nist.gov/nistpubs/SpecialPublications/NIST.SP.800-226.ipd.pdf" xlink:type="simple">https://nvlpubs.nist.gov/nistpubs/SpecialPublications/NIST.SP.800-226.ipd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NIST_OSCAL</text:p>
          </table:table-cell>
          <table:table-cell table:style-name="ce40" office:value-type="string" calcext:value-type="string">
            <text:p>OSCAL: the Open Security Controls Assessment Language</text:p>
          </table:table-cell>
          <table:table-cell table:style-name="ce35" office:value-type="string" calcext:value-type="string">
            <text:p><text:a xlink:href="https://www.nist.gov/" xlink:type="simple">NIST</text:a></text:p>
          </table:table-cell>
          <table:table-cell table:number-columns-repeated="2" table:style-name="ce46" office:value-type="date" office:date-value="2023-11-08" calcext:value-type="date">
            <text:p>2023-11-08</text:p>
          </table:table-cell>
          <table:table-cell table:style-name="ce35"/>
          <table:table-cell/>
          <table:table-cell table:style-name="ce55" office:value-type="string" calcext:value-type="string">
            <text:p><text:a xlink:href="https://pages.nist.gov/OSCAL/" xlink:type="simple">https://pages.nist.gov/OSCAL/</text:a></text:p>
          </table:table-cell>
          <table:table-cell table:style-name="ce55"/>
          <table:table-cell table:style-name="ce40" table:number-columns-repeated="4"/>
          <table:table-cell table:style-name="ce64" office:value-type="string" calcext:value-type="string">
            <text:p><text:a xlink:href="https://github.com/usnistgov/OSCAL/releases" xlink:type="simple">https://github.com/usnistgov/OSCAL/releases</text:a></text:p>
          </table:table-cell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LORA-AL_LW-SEC</text:p>
          </table:table-cell>
          <table:table-cell table:style-name="ce40" office:value-type="string" calcext:value-type="string">
            <text:p>LoRaWAN™ SECURITY A WHITE PAPER PREPARED FOR THE LoRa ALLIANCE™: FULL END–TO–END ENCRYPTION FOR IoT APPLICATION PROVIDERS</text:p>
          </table:table-cell>
          <table:table-cell table:style-name="ce35" office:value-type="string" calcext:value-type="string">
            <text:p><text:a xlink:href="https://lora-alliance.org/" xlink:type="simple">LORA-ALLIANCE</text:a></text:p>
          </table:table-cell>
          <table:table-cell table:number-columns-repeated="2" table:style-name="ce48" office:value-type="string" calcext:value-type="string">
            <text:p>2017-02</text:p>
          </table:table-cell>
          <table:table-cell table:style-name="ce35" office:value-type="string" calcext:value-type="string">
            <text:p>UNKNOWN</text:p>
          </table:table-cell>
          <table:table-cell/>
          <table:table-cell table:style-name="ce40" office:value-type="string" calcext:value-type="string">
            <text:p><text:a xlink:href="https://lora-alliance.org/wp-content/uploads/2020/11/lorawan_security_whitepaper.pdf" xlink:type="simple">https://lora-alliance.org/wp-content/uploads/2020/11/lorawan_security_whitepaper.pdf</text:a></text:p>
          </table:table-cell>
          <table:table-cell table:style-name="ce40"/>
          <table:table-cell table:style-name="ce40" office:value-type="string" calcext:value-type="string">
            <text:p><text:a xlink:href="https://lora-alliance.org/wp-content/uploads/2020/11/lorawan_security_whitepaper.pdf" xlink:type="simple">https://lora-alliance.org/wp-content/uploads/2020/11/lorawan_security_whitepaper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DHS_CRIT-INF-INCDNT-RRT</text:p>
          </table:table-cell>
          <table:table-cell table:style-name="ce40" office:value-type="string" calcext:value-type="string">
            <text:p>DHS Issues Recommendations to Harmonize Cyber Incident Reporting for Critical Infrastructure Entities</text:p>
          </table:table-cell>
          <table:table-cell table:style-name="ce35" office:value-type="string" calcext:value-type="string">
            <text:p><text:a xlink:href="https://www.dhs.gov/" xlink:type="simple">DHS</text:a></text:p>
          </table:table-cell>
          <table:table-cell table:number-columns-repeated="2" table:style-name="ce46" office:value-type="date" office:date-value="2023-09-19" calcext:value-type="date">
            <text:p>2023-09-1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dhs.gov/news/2023/09/19/dhs-issues-recommendations-harmonize-cyber-incident-reporting-critical" xlink:type="simple">https://www.dhs.gov/news/2023/09/19/dhs-issues-recommendations-harmonize-cyber-incident-reporting-critical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-CSP_FY2024-2026</text:p>
          </table:table-cell>
          <table:table-cell table:style-name="ce40" office:value-type="string" calcext:value-type="string">
            <text:p>CISA Cybersecurity Strategic Pla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FY2024-2026</text:p>
          </table:table-cell>
          <table:table-cell table:style-name="ce46" office:value-type="date" office:date-value="2023-04-23" calcext:value-type="date">
            <text:p>2023-04-2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cybersecurity-strategic-plan" xlink:type="simple">https://www.cisa.gov/cybersecurity-strategic-plan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3-08/FY2024-2026_Cybersecurity_Strategic_Plan.pdf" xlink:type="simple">https://www.cisa.gov/sites/default/files/2023-08/FY2024-2026_Cybersecurity_Strategic_Plan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CISA_NSA_CI-CD</text:p>
          </table:table-cell>
          <table:table-cell table:style-name="ce40" office:value-type="string" calcext:value-type="string">
            <text:p>Defending Continuous Integration/Continuous Delivery (CI/CD) Environment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1.0</text:p>
          </table:table-cell>
          <table:table-cell table:style-name="ce46" office:value-type="date" office:date-value="2023-06-28" calcext:value-type="date">
            <text:p>2023-06-28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I/CD</text:p>
          </table:table-cell>
          <table:table-cell table:style-name="ce40" office:value-type="string" calcext:value-type="string">
            <text:p><text:a xlink:href="https://www.cisa.gov/news-events/alerts/2023/06/28/cisa-and-nsa-release-joint-guidance-defending-continuous-integrationcontinuous-delivery-cicd" xlink:type="simple">https://www.cisa.gov/news-events/alerts/2023/06/28/cisa-and-nsa-release-joint-guidance-defending-continuous-integrationcontinuous-delivery-cicd</text:a></text:p>
          </table:table-cell>
          <table:table-cell table:style-name="ce40"/>
          <table:table-cell table:style-name="ce40" office:value-type="string" calcext:value-type="string">
            <text:p><text:a xlink:href="https://media.defense.gov/2023/Jun/28/2003249466/-1/-1/0/CSI_DEFENDING_CI_CD_ENVIRONMENTS.PDF" xlink:type="simple">https://media.defense.gov/2023/Jun/28/2003249466/-1/-1/0/CSI_DEFENDING_CI_CD_ENVIRONMENTS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6">
          <table:table-cell/>
          <table:table-cell table:style-name="ce35" office:value-type="string" calcext:value-type="string">
            <text:p>CISA_NSA_IAM</text:p>
          </table:table-cell>
          <table:table-cell table:style-name="ce40" office:value-type="string" calcext:value-type="string">
            <text:p>CISA and NSA Release Enduring Security Framework Guidance on Identity and Access Management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6" office:value-type="date" office:date-value="2023-03-21" calcext:value-type="date">
            <text:p>2023-03-21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AM</text:p>
          </table:table-cell>
          <table:table-cell table:style-name="ce40" office:value-type="string" calcext:value-type="string">
            <text:p><text:a xlink:href="https://www.cisa.gov/news-events/alerts/2023/03/21/cisa-and-nsa-release-enduring-security-framework-guidance-identity-and-access-management" xlink:type="simple">https://www.cisa.gov/news-events/alerts/2023/03/21/cisa-and-nsa-release-enduring-security-framework-guidance-identity-and-access-management</text:a></text:p>
          </table:table-cell>
          <table:table-cell table:style-name="ce40"/>
          <table:table-cell table:style-name="ce40" office:value-type="string" calcext:value-type="string">
            <text:p><text:a xlink:href="https://media.defense.gov/2023/Mar/21/2003183448/-1/-1/0/ESF%20IDENTITY%20AND%20ACCESS%20MANAGEMENT%20RECOMMENDED%20BEST%20PRACTICES%20FOR%20ADMINISTRATORS%20PP-23-0248_508C.PDF" xlink:type="simple">https://media.defense.gov/2023/Mar/21/2003183448/-1/-1/0/ESF%20IDENTITY%20AND%20ACCESS%20MANAGEMENT%20RECOMMENDED%20BEST%20PRACTICES%20FOR%20ADMINISTRATORS%20PP-23-0248_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ITEMO_FITSM_3</text:p>
          </table:table-cell>
          <table:table-cell table:style-name="ce40" office:value-type="string" calcext:value-type="string">
            <text:p>FitSM:free and lightweight standards for IT Service Management (ITSM)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office:value-type="string" calcext:value-type="string">
            <text:p><text:a xlink:href="https://www.fitsm.eu/" xlink:type="simple">https://www.fitsm.eu/</text:a></text:p>
          </table:table-cell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ITEMO_FITSM-0_3</text:p>
          </table:table-cell>
          <table:table-cell table:style-name="ce40" office:value-type="string" calcext:value-type="string">
            <text:p>FitSM-0: Overview and Vocabulary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748/?tmstv=1706694973" xlink:type="simple">https://www.fitsm.eu/download/748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ITEMO_FITSM-1_3</text:p>
          </table:table-cell>
          <table:table-cell table:style-name="ce40" office:value-type="string" calcext:value-type="string">
            <text:p>FitSM-1: Requirement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754/?tmstv=1706694973" xlink:type="simple">https://www.fitsm.eu/download/754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ITEMO_FITSM-2_3</text:p>
          </table:table-cell>
          <table:table-cell table:style-name="ce40" office:value-type="string" calcext:value-type="string">
            <text:p>FitSM-2: Process activities and implementation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901/?tmstv=1706694973" xlink:type="simple">https://www.fitsm.eu/download/901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ITEMO_FITSM-3_3</text:p>
          </table:table-cell>
          <table:table-cell table:style-name="ce40" office:value-type="string" calcext:value-type="string">
            <text:p>FitSM-3: Role Model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2"/>
          <table:table-cell table:style-name="ce40" office:value-type="string" calcext:value-type="string">
            <text:p><text:a xlink:href="https://www.fitsm.eu/download/307/?tmstv=1706694973" xlink:type="simple">https://www.fitsm.eu/download/307/?tmstv=1706694973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ITEMO_FITSM-4_3</text:p>
          </table:table-cell>
          <table:table-cell table:style-name="ce40" office:value-type="string" calcext:value-type="string">
            <text:p>FitSM-4: Samples and Template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/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ITEMO_FITSM-5_3</text:p>
          </table:table-cell>
          <table:table-cell table:style-name="ce40" office:value-type="string" calcext:value-type="string">
            <text:p>FitSM-5: Guides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/>
          <table:table-cell table:style-name="ce40" office:value-type="string" calcext:value-type="string">
            <text:p><text:a xlink:href="https://www.fitsm.eu/downloads/" xlink:type="simple">https://www.fitsm.eu/downloads/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ITEMO_FITSM-6_3</text:p>
          </table:table-cell>
          <table:table-cell table:style-name="ce40" office:value-type="string" calcext:value-type="string">
            <text:p>FitSM-6: Maturity / Capabilities Assessment Tool</text:p>
          </table:table-cell>
          <table:table-cell table:style-name="ce35" office:value-type="string" calcext:value-type="string">
            <text:p><text:a xlink:href="https://itemo.org/" xlink:type="simple">ITEMO</text:a></text:p>
          </table:table-cell>
          <table:table-cell table:style-name="ce43" office:value-type="string" calcext:value-type="string">
            <text:p>V3</text:p>
          </table:table-cell>
          <table:table-cell table:style-name="ce48"/>
          <table:table-cell table:style-name="ce35" office:value-type="string" calcext:value-type="string">
            <text:p><text:a xlink:href="https://creativecommons.org/licenses/by/4.0/" xlink:type="simple">CC BY 4.0 DEED</text:a></text:p>
          </table:table-cell>
          <table:table-cell office:value-type="string" calcext:value-type="string">
            <text:p>ITSM</text:p>
          </table:table-cell>
          <table:table-cell table:style-name="ce40" table:number-columns-repeated="5"/>
          <table:table-cell table:style-name="ce40" office:value-type="string" calcext:value-type="string">
            <text:p><text:a xlink:href="https://www.fitsm.eu/download/312/?tmstv=1706694973" xlink:type="simple">https://www.fitsm.eu/download/312/?tmstv=1706694973</text:a></text:p>
          </table:table-cell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ISA_OSS_RM</text:p>
          </table:table-cell>
          <table:table-cell table:style-name="ce40" office:value-type="string" calcext:value-type="string">
            <text:p>CISA Open Source Software Security Roadmap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8" office:value-type="string" calcext:value-type="string">
            <text:p>202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RM</text:p>
          </table:table-cell>
          <table:table-cell table:style-name="ce40" office:value-type="string" calcext:value-type="string">
            <text:p><text:a xlink:href="https://www.cisa.gov/resources-tools/resources/cisa-open-source-software-security-roadmap" xlink:type="simple">https://www.cisa.gov/resources-tools/resources/cisa-open-source-software-security-roadmap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4-02/CISA-Open-Source-Software-Security-Roadmap-508c.pdf" xlink:type="simple">https://www.cisa.gov/sites/default/files/2024-02/CISA-Open-Source-Software-Security-Roadmap-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ISA_TLP</text:p>
          </table:table-cell>
          <table:table-cell table:style-name="ce40" office:value-type="string" calcext:value-type="string">
            <text:p>Traffic Light Protocol (TLP) Definitions and Usage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number-columns-repeated="2" table:style-name="ce46" office:value-type="date" office:date-value="2022-08-22" calcext:value-type="date">
            <text:p>2022-08-22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TD</text:p>
          </table:table-cell>
          <table:table-cell table:style-name="ce60" office:value-type="string" calcext:value-type="string">
            <text:p><text:a xlink:href="https://www.cisa.gov/news-events/news/traffic-light-protocol-tlp-definitions-and-usage" xlink:type="simple">https://www.cisa.gov/news-events/news/traffic-light-protocol-tlp-definitions-and-usage</text:a></text:p>
          </table:table-cell>
          <table:table-cell table:style-name="ce40"/>
          <table:table-cell table:style-name="ce60" office:value-type="string" calcext:value-type="string">
            <text:p><text:a xlink:href="https://www.cisa.gov/sites/default/files/2023-02/tlp-2-0-user-guide_508c.pdf" xlink:type="simple">https://www.cisa.gov/sites/default/files/2023-02/tlp-2-0-user-guide_508c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ISA_OSS_OT</text:p>
          </table:table-cell>
          <table:table-cell table:style-name="ce40" office:value-type="string" calcext:value-type="string">
            <text:p>Securing Open Source Software in Operational Technology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BP</text:p>
          </table:table-cell>
          <table:table-cell table:style-name="ce40" office:value-type="string" calcext:value-type="string">
            <text:p><text:a xlink:href="https://www.cisa.gov/topics/partnerships-and-collaboration/joint-cyber-defense-collaborative/Securing-Open-Source-software-in-operational-technology" xlink:type="simple">https://www.cisa.gov/topics/partnerships-and-collaboration/joint-cyber-defense-collaborative/Securing-Open-Source-software-in-operational-technology</text:a></text:p>
          </table:table-cell>
          <table:table-cell table:style-name="Default"/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ISA_SBD</text:p>
          </table:table-cell>
          <table:table-cell table:style-name="ce40" office:value-type="string" calcext:value-type="string">
            <text:p>Secure by Desig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CBP</text:p>
          </table:table-cell>
          <table:table-cell table:style-name="ce40" office:value-type="string" calcext:value-type="string">
            <text:p><text:a xlink:href="https://www.cisa.gov/securebydesign" xlink:type="simple">https://www.cisa.gov/securebydesign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ISA_FOA_TRIBAL</text:p>
          </table:table-cell>
          <table:table-cell table:style-name="ce40" office:value-type="string" calcext:value-type="string">
            <text:p>Tribal Cybersecurity Grant Program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FY2023</text:p>
          </table:table-cell>
          <table:table-cell table:style-name="ce48" office:value-type="string" calcext:value-type="string">
            <text:p>2023-09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OA</text:p>
          </table:table-cell>
          <table:table-cell table:style-name="ce40" office:value-type="string" calcext:value-type="string">
            <text:p><text:a xlink:href="https://www.cisa.gov/cybergrants/tcgp" xlink:type="simple">https://www.cisa.gov/cybergrants/tcgp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ISA_ALERTS</text:p>
          </table:table-cell>
          <table:table-cell table:style-name="ce40" office:value-type="string" calcext:value-type="string">
            <text:p>Cybersecurity Alerts &amp; Advisorie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FEED</text:p>
          </table:table-cell>
          <table:table-cell table:style-name="ce40" office:value-type="string" calcext:value-type="string">
            <text:p><text:a xlink:href="https://www.cisa.gov/news-events/cybersecurity-advisories" xlink:type="simple">https://www.cisa.gov/news-events/cybersecurity-advisorie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SF_RESEARCH_SEC</text:p>
          </table:table-cell>
          <table:table-cell table:style-name="ce40" office:value-type="string" calcext:value-type="string">
            <text:p>Research Security at the National Science Foundation</text:p>
          </table:table-cell>
          <table:table-cell table:style-name="ce35" office:value-type="string" calcext:value-type="string">
            <text:p><text:a xlink:href="https://new.nsf.gov/" xlink:type="simple">NSF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new.nsf.gov/research-security" xlink:type="simple">https://new.nsf.gov/research-security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IS_GRC_8STEPS</text:p>
          </table:table-cell>
          <table:table-cell table:style-name="ce40" office:value-type="string" calcext:value-type="string">
            <text:p>How to Construct a Sustainable GRC Program in 8 Steps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/>
          <table:table-cell table:style-name="ce48" office:value-type="string" calcext:value-type="string">
            <text:p>2023-12</text:p>
          </table:table-cell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 office:value-type="string" calcext:value-type="string">
            <text:p>GL</text:p>
          </table:table-cell>
          <table:table-cell table:style-name="ce40" office:value-type="string" calcext:value-type="string">
            <text:p><text:a xlink:href="https://www.cisecurity.org/insights/white-papers/how-to-construct-a-sustainable-grc-program-in-8-steps" xlink:type="simple">https://www.cisecurity.org/insights/white-papers/how-to-construct-a-sustainable-grc-program-in-8-steps</text:a></text:p>
          </table:table-cell>
          <table:table-cell table:style-name="ce40" office:value-type="string" calcext:value-type="string">
            <text:p><text:a xlink:href="https://learn.cisecurity.org/construct-sustainable-grc-program" xlink:type="simple">https://learn.cisecurity.org/construct-sustainable-grc-program</text:a></text:p>
          </table:table-cell>
          <table:table-cell table:style-name="Default"/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IS_CSC_8</text:p>
          </table:table-cell>
          <table:table-cell table:style-name="ce40" office:value-type="string" calcext:value-type="string">
            <text:p>CIS Critical Security Controls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 office:value-type="string" calcext:value-type="string">
            <text:p>V8</text:p>
          </table:table-cell>
          <table:table-cell table:style-name="ce48" office:value-type="string" calcext:value-type="string">
            <text:p>2021-05</text:p>
          </table:table-cell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 office:value-type="string" calcext:value-type="string">
            <text:p>CTRL</text:p>
          </table:table-cell>
          <table:table-cell table:style-name="ce40" office:value-type="string" calcext:value-type="string">
            <text:p><text:a xlink:href="https://www.cisecurity.org/controls" xlink:type="simple">https://www.cisecurity.org/controls</text:a></text:p>
          </table:table-cell>
          <table:table-cell table:style-name="ce40" office:value-type="string" calcext:value-type="string">
            <text:p><text:a xlink:href="https://learn.cisecurity.org/cis-controls-download" xlink:type="simple">https://learn.cisecurity.org/cis-controls-download</text:a></text:p>
          </table:table-cell>
          <table:table-cell table:style-name="ce40" table:number-columns-repeated="4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NSF_RESEARCH_SEC_TRAINING</text:p>
          </table:table-cell>
          <table:table-cell table:style-name="ce40" office:value-type="string" calcext:value-type="string">
            <text:p>NSF research security training modules</text:p>
          </table:table-cell>
          <table:table-cell table:style-name="ce35" office:value-type="string" calcext:value-type="string">
            <text:p><text:a xlink:href="https://new.nsf.gov/" xlink:type="simple">NSF</text:a></text:p>
          </table:table-cell>
          <table:table-cell table:number-columns-repeated="2" table:style-name="ce46" office:value-type="date" office:date-value="2023-01-30" calcext:value-type="date">
            <text:p>2023-01-30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new.nsf.gov/news/nsf-research-security-training-modules" xlink:type="simple">https://new.nsf.gov/news/nsf-research-security-training-module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ISA_SCUBA</text:p>
          </table:table-cell>
          <table:table-cell table:style-name="ce40" office:value-type="string" calcext:value-type="string">
            <text:p>Secure Cloud Business Applications (SCuBA) Project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 office:value-type="string" calcext:value-type="string">
            <text:p>DRAFT</text:p>
          </table:table-cell>
          <table:table-cell table:style-name="ce46" office:value-type="string" calcext:value-type="string">
            <text:p>2023-0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resources-tools/services/secure-cloud-business-applications-scuba-project" xlink:type="simple">https://www.cisa.gov/resources-tools/services/secure-cloud-business-applications-scuba-project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3-03/csso-scuba-guidance_document-hybrid_identity_solutions_architecture-2023.03.22-final.pdf" xlink:type="simple">https://www.cisa.gov/sites/default/files/2023-03/csso-scuba-guidance_document-hybrid_identity_solutions_architecture-2023.03.22-final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ISA_CIS_ENERGY_SSP</text:p>
          </table:table-cell>
          <table:table-cell table:style-name="ce40" office:value-type="string" calcext:value-type="string">
            <text:p>Energy Sector-Specific Plan 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 office:value-type="float" office:value="2015" calcext:value-type="float">
            <text:p>2015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SP</text:p>
          </table:table-cell>
          <table:table-cell table:style-name="ce40" office:value-type="string" calcext:value-type="string">
            <text:p><text:a xlink:href="https://www.cisa.gov/topics/critical-infrastructure-security-and-resilience/critical-infrastructure-sectors/energy-sector" xlink:type="simple">https://www.cisa.gov/topics/critical-infrastructure-security-and-resilience/critical-infrastructure-sectors/energy-sector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publications/nipp-ssp-energy-2015-508.pdf" xlink:type="simple">https://www.cisa.gov/sites/default/files/publications/nipp-ssp-energy-2015-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ISA_NIPP_2013</text:p>
          </table:table-cell>
          <table:table-cell table:style-name="ce40" office:value-type="string" calcext:value-type="string">
            <text:p>2013 National Infrastructure Protection Plan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 office:value-type="float" office:value="2013" calcext:value-type="float">
            <text:p>2013</text:p>
          </table:table-cell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resources-tools/resources/2013-national-infrastructure-protection-plan" xlink:type="simple">https://www.cisa.gov/resources-tools/resources/2013-national-infrastructure-protection-plan</text:a></text:p>
          </table:table-cell>
          <table:table-cell table:style-name="ce40"/>
          <table:table-cell table:style-name="ce40" office:value-type="string" calcext:value-type="string">
            <text:p><text:a xlink:href="https://www.cisa.gov/sites/default/files/2022-11/national-infrastructure-protection-plan-2013-508.pdf" xlink:type="simple">https://www.cisa.gov/sites/default/files/2022-11/national-infrastructure-protection-plan-2013-508.pdf</text:a></text:p>
          </table:table-cell>
          <table:table-cell table:style-name="ce40" table:number-columns-repeated="3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ISA_MSISAC</text:p>
          </table:table-cell>
          <table:table-cell table:style-name="ce40" office:value-type="string" calcext:value-type="string">
            <text:p>Multi-State Information Sharing and Analysis Center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ISAC</text:p>
          </table:table-cell>
          <table:table-cell table:style-name="ce26" office:value-type="string" calcext:value-type="string">
            <text:p><text:a xlink:href="https://www.cisa.gov/resources-tools/services/multi-state-information-sharing-and-analysis-center" xlink:type="simple">https://www.cisa.gov/resources-tools/services/multi-state-information-sharing-and-analysis-center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ISA_ICS</text:p>
          </table:table-cell>
          <table:table-cell table:style-name="ce40" office:value-type="string" calcext:value-type="string">
            <text:p>Industrial Control Systems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topics/industrial-control-systems" xlink:type="simple">https://www.cisa.gov/topics/industrial-control-system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CISA_CIS_RESILIENCE</text:p>
          </table:table-cell>
          <table:table-cell table:style-name="ce40" office:value-type="string" calcext:value-type="string">
            <text:p>Critical Infrastructure Security and Resilience</text:p>
          </table:table-cell>
          <table:table-cell table:style-name="ce35" office:value-type="string" calcext:value-type="string">
            <text:p><text:a xlink:href="https://www.cisa.gov/" xlink:type="simple">C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cisa.gov/topics/critical-infrastructure-security-and-resilience" xlink:type="simple">https://www.cisa.gov/topics/critical-infrastructure-security-and-resilienc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FEDRAMP_MARKETPLACE</text:p>
          </table:table-cell>
          <table:table-cell table:style-name="ce40" office:value-type="string" calcext:value-type="string">
            <text:p>FedRAMP Marketplace</text:p>
          </table:table-cell>
          <table:table-cell table:style-name="ce35" office:value-type="string" calcext:value-type="string">
            <text:p><text:a xlink:href="https://www.fedramp.gov/" xlink:type="simple">FEDRAMP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marketplace.fedramp.gov/products" xlink:type="simple">https://marketplace.fedramp.gov/product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7">
          <table:table-cell/>
          <table:table-cell table:style-name="ce35" office:value-type="string" calcext:value-type="string">
            <text:p>DISA_SCAP_STIG</text:p>
          </table:table-cell>
          <table:table-cell table:style-name="ce40" office:value-type="string" calcext:value-type="string">
            <text:p>Security Content Automation Protocol (SCAP) Security Technical Implementation Guides (STIGs)</text:p>
          </table:table-cell>
          <table:table-cell table:style-name="ce35" office:value-type="string" calcext:value-type="string">
            <text:p><text:a xlink:href="https://www.disa.mil/" xlink:type="simple">D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CAP,STIG</text:p>
          </table:table-cell>
          <table:table-cell table:style-name="ce40" office:value-type="string" calcext:value-type="string">
            <text:p><text:a xlink:href="https://public.cyber.mil/stigs/scap/" xlink:type="simple">https://public.cyber.mil/stigs/scap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INL_STIG_DEBIAN</text:p>
          </table:table-cell>
          <table:table-cell table:style-name="ce40" office:value-type="string" calcext:value-type="string">
            <text:p>Building STIG on Linux (Debian based)</text:p>
          </table:table-cell>
          <table:table-cell table:style-name="ce35" office:value-type="string" calcext:value-type="string">
            <text:p><text:a xlink:href="https://inl.gov/" xlink:type="simple">INL</text:a></text:p>
          </table:table-cell>
          <table:table-cell table:style-name="ce43" office:value-type="string" calcext:value-type="string">
            <text:p>5b1c35bf</text:p>
          </table:table-cell>
          <table:table-cell table:style-name="ce48" office:value-type="float" office:value="2021" calcext:value-type="float">
            <text:p>2021</text:p>
          </table:table-cell>
          <table:table-cell table:style-name="ce35" office:value-type="string" calcext:value-type="string">
            <text:p>UNKNOWN</text:p>
          </table:table-cell>
          <table:table-cell office:value-type="string" calcext:value-type="string">
            <text:p>STIG</text:p>
          </table:table-cell>
          <table:table-cell table:style-name="ce40" office:value-type="string" calcext:value-type="string">
            <text:p><text:a xlink:href="https://stig.readthedocs.io/en/latest/linux-debian.html" xlink:type="simple">https://stig.readthedocs.io/en/latest/linux-debian.html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DISA_SPRS</text:p>
          </table:table-cell>
          <table:table-cell table:style-name="ce40" office:value-type="string" calcext:value-type="string">
            <text:p>Supplier Performance Risk System (SPRS)</text:p>
          </table:table-cell>
          <table:table-cell table:style-name="ce35" office:value-type="string" calcext:value-type="string">
            <text:p><text:a xlink:href="https://www.disa.mil/" xlink:type="simple">DISA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 office:value-type="string" calcext:value-type="string">
            <text:p>SPRS</text:p>
          </table:table-cell>
          <table:table-cell table:style-name="ce40" office:value-type="string" calcext:value-type="string">
            <text:p><text:a xlink:href="https://www.sprs.csd.disa.mil/" xlink:type="simple">https://www.sprs.csd.disa.mil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FBI_INFRAGARD</text:p>
          </table:table-cell>
          <table:table-cell table:style-name="ce40" office:value-type="string" calcext:value-type="string">
            <text:p>InfraGard</text:p>
          </table:table-cell>
          <table:table-cell table:style-name="ce35" office:value-type="string" calcext:value-type="string">
            <text:p><text:a xlink:href="https://www.fbi.gov/investigate" xlink:type="simple">FBI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infragard.org/" xlink:type="simple">https://www.infragard.org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DOE_CESER</text:p>
          </table:table-cell>
          <table:table-cell table:style-name="ce40" office:value-type="string" calcext:value-type="string">
            <text:p>Office of Cybersecurity Energy Security and Emergency Response (CESER)</text:p>
          </table:table-cell>
          <table:table-cell table:style-name="ce35" office:value-type="string" calcext:value-type="string">
            <text:p><text:a xlink:href="https://www.energy.gov/" xlink:type="simple">DOE</text:a></text:p>
          </table:table-cell>
          <table:table-cell table:style-name="ce43"/>
          <table:table-cell table:style-name="ce48"/>
          <table:table-cell table:style-name="ce53" office:value-type="string" calcext:value-type="string">
            <text:p><text:a xlink:href="https://en.wikipedia.org/wiki/Public_domain" xlink:type="simple">PD</text:a></text:p>
          </table:table-cell>
          <table:table-cell/>
          <table:table-cell table:style-name="ce40" office:value-type="string" calcext:value-type="string">
            <text:p><text:a xlink:href="https://www.energy.gov/ceser/office-cybersecurity-energy-security-and-emergency-response" xlink:type="simple">https://www.energy.gov/ceser/office-cybersecurity-energy-security-and-emergency-respons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3">
          <table:table-cell/>
          <table:table-cell table:style-name="ce35" office:value-type="string" calcext:value-type="string">
            <text:p>EDUCAUSE_CYBERSEC</text:p>
          </table:table-cell>
          <table:table-cell table:style-name="ce40" office:value-type="string" calcext:value-type="string">
            <text:p>EDUCAUSE Cybersecurity Program</text:p>
          </table:table-cell>
          <table:table-cell table:style-name="ce35" office:value-type="string" calcext:value-type="string">
            <text:p><text:a xlink:href="https://net.educause.edu/" xlink:type="simple">EDUCAUSE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UNKNOWN</text:p>
          </table:table-cell>
          <table:table-cell/>
          <table:table-cell table:style-name="ce40" office:value-type="string" calcext:value-type="string">
            <text:p><text:a xlink:href="https://www.educause.edu/focus-areas-and-initiatives/policy-and-security/cybersecurity-program" xlink:type="simple">https://www.educause.edu/focus-areas-and-initiatives/policy-and-security/cybersecurity-program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CIS_MAPPING_AND_COMPL</text:p>
          </table:table-cell>
          <table:table-cell table:style-name="ce40" office:value-type="string" calcext:value-type="string">
            <text:p>Mapping and Compliance</text:p>
          </table:table-cell>
          <table:table-cell table:style-name="ce35" office:value-type="string" calcext:value-type="string">
            <text:p><text:a xlink:href="https://www.cisecurity.org/" xlink:type="simple">CIS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<text:a xlink:href="https://creativecommons.org/licenses/by-nc-nd/4.0/legalcode" xlink:type="simple">CC BY-NC-ND 4.0 LEGAL CODE</text:a></text:p>
          </table:table-cell>
          <table:table-cell/>
          <table:table-cell table:style-name="ce40" office:value-type="string" calcext:value-type="string">
            <text:p><text:a xlink:href="https://www.cisecurity.org/cybersecurity-tools/mapping-compliance" xlink:type="simple">https://www.cisecurity.org/cybersecurity-tools/mapping-compliance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SANS_CAT_ROLE_BASED</text:p>
          </table:table-cell>
          <table:table-cell table:style-name="ce40" office:value-type="string" calcext:value-type="string">
            <text:p>Role-Based Technical Awareness Training</text:p>
          </table:table-cell>
          <table:table-cell table:style-name="ce35" office:value-type="string" calcext:value-type="string">
            <text:p><text:a xlink:href="https://www.sans.org/" xlink:type="simple">SANS</text:a></text:p>
          </table:table-cell>
          <table:table-cell table:style-name="ce43"/>
          <table:table-cell table:style-name="ce48"/>
          <table:table-cell table:style-name="ce35" office:value-type="string" calcext:value-type="string">
            <text:p>UNKNOWN</text:p>
          </table:table-cell>
          <table:table-cell office:value-type="string" calcext:value-type="string">
            <text:p>TRAINING</text:p>
          </table:table-cell>
          <table:table-cell table:style-name="ce26" office:value-type="string" calcext:value-type="string">
            <text:p><text:a xlink:href="https://www.sans.org/security-awareness-training/products/specialized-training/?msc=homepage-icons" xlink:type="simple">https://www.sans.org/security-awareness-training/products/specialized-training/?msc=homepage-icon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CA</text:p>
          </table:table-cell>
          <table:table-cell table:style-name="ce40" office:value-type="string" calcext:value-type="string">
            <text:p>National Cybersecurity Alliance</text:p>
          </table:table-cell>
          <table:table-cell table:style-name="ce35" office:value-type="string" calcext:value-type="string">
            <text:p><text:a xlink:href="https://staysafeonline.org/" xlink:type="simple">NCA</text:a></text:p>
          </table:table-cell>
          <table:table-cell table:style-name="ce43"/>
          <table:table-cell table:style-name="ce48"/>
          <table:table-cell table:style-name="ce35"/>
          <table:table-cell/>
          <table:table-cell table:style-name="ce40" office:value-type="string" calcext:value-type="string">
            <text:p><text:a xlink:href="https://staysafeonline.org/" xlink:type="simple">https://staysafeonline.org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NERC_E-ISAC</text:p>
          </table:table-cell>
          <table:table-cell table:style-name="ce40" office:value-type="string" calcext:value-type="string">
            <text:p>E-ISAC</text:p>
          </table:table-cell>
          <table:table-cell table:style-name="ce35" office:value-type="string" calcext:value-type="string">
            <text:p><text:a xlink:href="https://www.nerc.com/" xlink:type="simple">NERC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ISAC</text:p>
          </table:table-cell>
          <table:table-cell table:style-name="ce40" office:value-type="string" calcext:value-type="string">
            <text:p><text:a xlink:href="https://www.eisac.com/s/" xlink:type="simple">https://www.eisac.com/s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USEA_CAT</text:p>
          </table:table-cell>
          <table:table-cell table:style-name="ce40" office:value-type="string" calcext:value-type="string">
            <text:p>Cybersecurity and Digitalization Webinar Series</text:p>
          </table:table-cell>
          <table:table-cell table:style-name="ce35" office:value-type="string" calcext:value-type="string">
            <text:p><text:a xlink:href="https://usea.org/" xlink:type="simple">USEA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usea.org/eupp/cybersecurity-webinars" xlink:type="simple">https://usea.org/eupp/cybersecurity-webinars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DEEPSOURCE_CHP</text:p>
          </table:table-cell>
          <table:table-cell table:style-name="ce40" office:value-type="string" calcext:value-type="string">
            <text:p>The Code Health Platform</text:p>
          </table:table-cell>
          <table:table-cell table:style-name="ce35" office:value-type="string" calcext:value-type="string">
            <text:p><text:a xlink:href="https://deepsource.com/" xlink:type="simple">DEEPSOURCE</text:a></text:p>
          </table:table-cell>
          <table:table-cell table:style-name="ce43"/>
          <table:table-cell table:style-name="ce48"/>
          <table:table-cell table:style-name="ce35"/>
          <table:table-cell/>
          <table:table-cell table:style-name="ce40" office:value-type="string" calcext:value-type="string">
            <text:p><text:a xlink:href="https://deepsource.com/" xlink:type="simple">https://deepsource.com/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8">
          <table:table-cell/>
          <table:table-cell table:style-name="ce35" office:value-type="string" calcext:value-type="string">
            <text:p>FORTINET_OT_SECURITY</text:p>
          </table:table-cell>
          <table:table-cell table:style-name="ce40" office:value-type="string" calcext:value-type="string">
            <text:p>FortiNet OT Security Training</text:p>
          </table:table-cell>
          <table:table-cell table:style-name="ce35" office:value-type="string" calcext:value-type="string">
            <text:p><text:a xlink:href="https://www.fortinet.com/" xlink:type="simple">FORTINET</text:a></text:p>
          </table:table-cell>
          <table:table-cell table:style-name="ce43"/>
          <table:table-cell table:style-name="ce48"/>
          <table:table-cell table:style-name="ce35"/>
          <table:table-cell office:value-type="string" calcext:value-type="string">
            <text:p>TRAINING</text:p>
          </table:table-cell>
          <table:table-cell table:style-name="ce40" office:value-type="string" calcext:value-type="string">
            <text:p><text:a xlink:href="https://training.fortinet.com/course/index.php/Certification:FCSS_OT_Security" xlink:type="simple">https://training.fortinet.com/course/index.php/Certification:FCSS_OT_Security</text:a></text:p>
          </table:table-cell>
          <table:table-cell table:style-name="ce40" table:number-columns-repeated="5"/>
          <table:table-cell table:style-name="ce63"/>
          <table:table-cell table:number-columns-repeated="16369"/>
        </table:table-row>
        <table:table-row table:style-name="ro8" table:number-rows-repeated="6">
          <table:table-cell/>
          <table:table-cell table:style-name="ce35"/>
          <table:table-cell table:style-name="ce40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1" table:number-rows-repeated="911">
          <table:table-cell/>
          <table:table-cell table:style-name="ce35"/>
          <table:table-cell table:style-name="ce40"/>
          <table:table-cell table:style-name="ce35"/>
          <table:table-cell table:style-name="ce43"/>
          <table:table-cell table:style-name="ce48"/>
          <table:table-cell table:style-name="ce35"/>
          <table:table-cell/>
          <table:table-cell table:style-name="ce40" table:number-columns-repeated="6"/>
          <table:table-cell table:style-name="ce63"/>
          <table:table-cell table:number-columns-repeated="16369"/>
        </table:table-row>
        <table:table-row table:style-name="ro9" table:number-rows-repeated="1047573">
          <table:table-cell table:number-columns-repeated="16384"/>
        </table:table-row>
        <table:table-row table:style-name="ro9">
          <table:table-cell table:number-columns-repeated="16384"/>
        </table:table-row>
      </table:table>
      <table:named-expressions/>
      <table:database-ranges>
        <table:database-range table:name="__Anonymous_Sheet_DB__0" table:target-range-address="'InfoSec Docs'.B4:'InfoSec Docs'.O15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Open Sans&quot;" svg:font-family="'&quot;Open Sans&quot;'"/>
    <style:font-face style:name="Arial" svg:font-family="Arial"/>
    <style:font-face style:name="Arundina Sans" svg:font-family="'Arundina Sans'" style:font-family-generic="swiss" style:font-pitch="variable"/>
    <style:font-face style:name="Cambria" svg:font-family="Cambria"/>
    <style:font-face style:name="DejaVu Sans" svg:font-family="'DejaVu Sans'" style:font-family-generic="system" style:font-pitch="variable"/>
    <style:font-face style:name="FontAwesome" svg:font-family="FontAwesom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>
      <number:year number:style="long"/>
      <number:text>-</number:text>
      <number:month number:style="long"/>
    </number:date-style>
    <number:date-style style:name="N161">
      <number:year number:style="long"/>
      <number:text>-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5T13:54:50.902255464</dc:date>
    <meta:editing-duration>PT3H4S</meta:editing-duration>
    <meta:editing-cycles>8</meta:editing-cycles>
    <meta:generator>LibreOffice/7.4.7.2$Linux_X86_64 LibreOffice_project/40$Build-2</meta:generator>
    <meta:document-statistic meta:table-count="1" meta:cell-count="604" meta:object-count="0"/>
  </office:meta>
</office:document-meta>
</file>